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299in"/>
    </style:style>
    <style:style style:name="co3" style:family="table-column">
      <style:table-column-properties fo:break-before="auto" style:column-width="2.0756in"/>
    </style:style>
    <style:style style:name="co4" style:family="table-column">
      <style:table-column-properties fo:break-before="auto" style:column-width="1.3764in"/>
    </style:style>
    <style:style style:name="ro2" style:family="table-row">
      <style:table-row-properties style:row-height="9.7945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ustomer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office:value-type="string">
            <text:p>customer_id</text:p>
          </table:table-cell>
          <table:table-cell table:number-columns-repeated="7"/>
        </table:table-row>
        <table:table-row table:style-name="ro1">
          <table:table-cell office:value-type="string">
            <text:p>company_name</text:p>
          </table:table-cell>
          <table:table-cell table:number-columns-repeated="7"/>
        </table:table-row>
        <table:table-row table:style-name="ro1">
          <table:table-cell office:value-type="string">
            <text:p>first_name</text:p>
          </table:table-cell>
          <table:table-cell table:number-columns-repeated="7"/>
        </table:table-row>
        <table:table-row table:style-name="ro1">
          <table:table-cell office:value-type="string">
            <text:p>last_name</text:p>
          </table:table-cell>
          <table:table-cell table:number-columns-repeated="7"/>
        </table:table-row>
        <table:table-row table:style-name="ro1">
          <table:table-cell office:value-type="string">
            <text:p>address1</text:p>
          </table:table-cell>
          <table:table-cell table:number-columns-repeated="7"/>
        </table:table-row>
        <table:table-row table:style-name="ro1">
          <table:table-cell office:value-type="string">
            <text:p>address2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office:value-type="string">
            <text:p>city</text:p>
          </table:table-cell>
          <table:table-cell table:number-columns-repeated="7"/>
        </table:table-row>
        <table:table-row table:style-name="ro1">
          <table:table-cell office:value-type="string">
            <text:p>zip</text:p>
          </table:table-cell>
          <table:table-cell table:number-columns-repeated="7"/>
        </table:table-row>
        <table:table-row table:style-name="ro1">
          <table:table-cell office:value-type="string">
            <text:p>phone_home</text:p>
          </table:table-cell>
          <table:table-cell office:value-type="string">
            <text:p>varchar</text:p>
          </table:table-cell>
          <table:table-cell table:number-columns-repeated="6"/>
        </table:table-row>
        <table:table-row table:style-name="ro1">
          <table:table-cell office:value-type="string">
            <text:p>phone_business</text:p>
          </table:table-cell>
          <table:table-cell office:value-type="string">
            <text:p>varchar</text:p>
          </table:table-cell>
          <table:table-cell table:number-columns-repeated="6"/>
        </table:table-row>
        <table:table-row table:style-name="ro1">
          <table:table-cell office:value-type="string">
            <text:p>phone_cell</text:p>
          </table:table-cell>
          <table:table-cell office:value-type="string">
            <text:p>varchar</text:p>
          </table:table-cell>
          <table:table-cell table:number-columns-repeated="6"/>
        </table:table-row>
        <table:table-row table:style-name="ro1">
          <table:table-cell office:value-type="string">
            <text:p>phone_other1</text:p>
          </table:table-cell>
          <table:table-cell office:value-type="string">
            <text:p>varchar</text:p>
          </table:table-cell>
          <table:table-cell table:number-columns-repeated="6"/>
        </table:table-row>
        <table:table-row table:style-name="ro1">
          <table:table-cell office:value-type="string">
            <text:p>phone_other2</text:p>
          </table:table-cell>
          <table:table-cell office:value-type="string">
            <text:p>varchar</text:p>
          </table:table-cell>
          <table:table-cell table:number-columns-repeated="6"/>
        </table:table-row>
        <table:table-row table:style-name="ro1">
          <table:table-cell office:value-type="string">
            <text:p>state</text:p>
          </table:table-cell>
          <table:table-cell table:number-columns-repeated="7"/>
        </table:table-row>
        <table:table-row table:style-name="ro1">
          <table:table-cell office:value-type="string">
            <text:p>country</text:p>
          </table:table-cell>
          <table:table-cell table:number-columns-repeated="7"/>
        </table:table-row>
        <table:table-row table:style-name="ro1">
          <table:table-cell office:value-type="string">
            <text:p>contact</text:p>
          </table:table-cell>
          <table:table-cell table:number-columns-repeated="7"/>
        </table:table-row>
        <table:table-row table:style-name="ro1">
          <table:table-cell office:value-type="string">
            <text:p>county</text:p>
          </table:table-cell>
          <table:table-cell table:number-columns-repeated="7"/>
        </table:table-row>
        <table:table-row table:style-name="ro1">
          <table:table-cell office:value-type="string">
            <text:p>notes</text:p>
          </table:table-cell>
          <table:table-cell office:value-type="string">
            <text:p>text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c_brand</text:p>
          </table:table-cell>
          <table:table-cell office:value-type="string">
            <text:p>varchar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c_number</text:p>
          </table:table-cell>
          <table:table-cell office:value-type="string">
            <text:p>int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c_expiration</text:p>
          </table:table-cell>
          <table:table-cell office:value-type="string">
            <text:p>varchar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c_name</text:p>
          </table:table-cell>
          <table:table-cell office:value-type="string">
            <text:p>varchar</text:p>
          </table:table-cell>
          <table:table-cell table:number-columns-repeated="6"/>
        </table:table-row>
        <table:table-row table:style-name="ro1">
          <table:table-cell office:value-type="string">
            <text:p>ship_company_name</text:p>
          </table:table-cell>
          <table:table-cell table:number-columns-repeated="7"/>
        </table:table-row>
        <table:table-row table:style-name="ro1">
          <table:table-cell office:value-type="string">
            <text:p>ship_name</text:p>
          </table:table-cell>
          <table:table-cell table:number-columns-repeated="7"/>
        </table:table-row>
        <table:table-row table:style-name="ro1">
          <table:table-cell office:value-type="string">
            <text:p>ship_address1</text:p>
          </table:table-cell>
          <table:table-cell table:number-columns-repeated="7"/>
        </table:table-row>
        <table:table-row table:style-name="ro1">
          <table:table-cell office:value-type="string">
            <text:p>ship_address2</text:p>
          </table:table-cell>
          <table:table-cell table:number-columns-repeated="7"/>
        </table:table-row>
        <table:table-row table:style-name="ro1">
          <table:table-cell office:value-type="string">
            <text:p>ship_city</text:p>
          </table:table-cell>
          <table:table-cell table:number-columns-repeated="7"/>
        </table:table-row>
        <table:table-row table:style-name="ro1">
          <table:table-cell office:value-type="string">
            <text:p>ship_state</text:p>
          </table:table-cell>
          <table:table-cell table:number-columns-repeated="7"/>
        </table:table-row>
        <table:table-row table:style-name="ro1">
          <table:table-cell office:value-type="string">
            <text:p>ship_country</text:p>
          </table:table-cell>
          <table:table-cell table:number-columns-repeated="7"/>
        </table:table-row>
        <table:table-row table:style-name="ro1">
          <table:table-cell office:value-type="string">
            <text:p>ship_zip</text:p>
          </table:table-cell>
          <table:table-cell table:number-columns-repeated="7"/>
        </table:table-row>
        <table:table-row table:style-name="ro1">
          <table:table-cell office:value-type="string">
            <text:p>ship_contact</text:p>
          </table:table-cell>
          <table:table-cell table:number-columns-repeated="7"/>
        </table:table-row>
        <table:table-row table:style-name="ro1">
          <table:table-cell office:value-type="string">
            <text:p>ship_area</text:p>
          </table:table-cell>
          <table:table-cell table:number-columns-repeated="7"/>
        </table:table-row>
        <table:table-row table:style-name="ro1">
          <table:table-cell office:value-type="string">
            <text:p>ship_phone</text:p>
          </table:table-cell>
          <table:table-cell table:number-columns-repeated="7"/>
        </table:table-row>
        <table:table-row table:style-name="ro1">
          <table:table-cell office:value-type="string">
            <text:p>att_sale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>
            <text:p>mailing_code</text:p>
          </table:table-cell>
          <table:table-cell table:number-columns-repeated="7"/>
        </table:table-row>
        <table:table-row table:style-name="ro1">
          <table:table-cell office:value-type="string">
            <text:p>last_invoice</text:p>
          </table:table-cell>
          <table:table-cell table:number-columns-repeated="7"/>
        </table:table-row>
        <table:table-row table:style-name="ro1">
          <table:table-cell office:value-type="string">
            <text:p>last_letter_sen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>
            <text:p>entry_date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>
            <text:p>herdmark</text:p>
          </table:table-cell>
          <table:table-cell office:value-type="string">
            <text:p>varchar</text:p>
          </table:table-cell>
          <table:table-cell table:number-columns-repeated="6"/>
        </table:table-row>
        <table:table-row table:style-name="ro1">
          <table:table-cell office:value-type="string">
            <text:p>tot_sows</text:p>
          </table:table-cell>
          <table:table-cell table:number-columns-repeated="7"/>
        </table:table-row>
        <table:table-row table:style-name="ro1">
          <table:table-cell office:value-type="string">
            <text:p>tot_boars</text:p>
          </table:table-cell>
          <table:table-cell table:number-columns-repeated="7"/>
        </table:table-row>
        <table:table-row table:style-name="ro1">
          <table:table-cell office:value-type="string">
            <text:p>facility</text:p>
          </table:table-cell>
          <table:table-cell table:number-columns-repeated="7"/>
        </table:table-row>
        <table:table-row table:style-name="ro1">
          <table:table-cell office:value-type="string">
            <text:p>sows</text:p>
          </table:table-cell>
          <table:table-cell table:number-columns-repeated="7"/>
        </table:table-row>
        <table:table-row table:style-name="ro1">
          <table:table-cell office:value-type="string">
            <text:p>boars</text:p>
          </table:table-cell>
          <table:table-cell table:number-columns-repeated="7"/>
        </table:table-row>
        <table:table-row table:style-name="ro1">
          <table:table-cell office:value-type="string">
            <text:p>frequency</text:p>
          </table:table-cell>
          <table:table-cell table:number-columns-repeated="7"/>
        </table:table-row>
        <table:table-row table:style-name="ro1">
          <table:table-cell office:value-type="string">
            <text:p>system</text:p>
          </table:table-cell>
          <table:table-cell table:number-columns-repeated="7"/>
        </table:table-row>
        <table:table-row table:style-name="ro1">
          <table:table-cell office:value-type="string">
            <text:p>feeder</text:p>
          </table:table-cell>
          <table:table-cell table:number-columns-repeated="7"/>
        </table:table-row>
        <table:table-row table:style-name="ro1">
          <table:table-cell office:value-type="string">
            <text:p>finish</text:p>
          </table:table-cell>
          <table:table-cell table:number-columns-repeated="7"/>
        </table:table-row>
        <table:table-row table:style-name="ro1">
          <table:table-cell office:value-type="string">
            <text:p>rep_gilts</text:p>
          </table:table-cell>
          <table:table-cell table:number-columns-repeated="7"/>
        </table:table-row>
        <table:table-row table:style-name="ro1">
          <table:table-cell office:value-type="string">
            <text:p>notes1</text:p>
          </table:table-cell>
          <table:table-cell office:value-type="string">
            <text:p>text</text:p>
          </table:table-cell>
          <table:table-cell table:number-columns-repeated="6"/>
        </table:table-row>
        <table:table-row table:style-name="ro1">
          <table:table-cell office:value-type="string">
            <text:p>notes2</text:p>
          </table:table-cell>
          <table:table-cell office:value-type="string">
            <text:p>text</text:p>
          </table:table-cell>
          <table:table-cell table:number-columns-repeated="6"/>
        </table:table-row>
        <table:table-row table:style-name="ro1">
          <table:table-cell office:value-type="string">
            <text:p>notes3</text:p>
          </table:table-cell>
          <table:table-cell office:value-type="string">
            <text:p>text</text:p>
          </table:table-cell>
          <table:table-cell table:number-columns-repeated="6"/>
        </table:table-row>
        <table:table-row table:style-name="ro1">
          <table:table-cell office:value-type="string">
            <text:p>notes4</text:p>
          </table:table-cell>
          <table:table-cell office:value-type="string">
            <text:p>text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 office:value-type="string">
            <text:p>-- phpMyAdmin SQL Dump</text:p>
            <text:p>-- version 3.4.10.1</text:p>
            <text:p>-- http://www.phpmyadmin.net</text:p>
            <text:p>--</text:p>
            <text:p>-- Host: localhost</text:p>
            <text:p>-- Generation Time: May 30, 2013 at 12:15 PM</text:p>
            <text:p>-- Server version: 5.5.23</text:p>
            <text:p>-- PHP Version: 5.3.10</text:p>
            <text:p/>
            <text:p>SET SQL_MODE="NO_AUTO_VALUE_ON_ZERO";</text:p>
            <text:p>SET time_zone = "+00:00";</text:p>
            <text:p/>
            <text:p>--</text:p>
            <text:p>-- Database: `testdrive`</text:p>
            <text:p>--</text:p>
            <text:p/>
            <text:p>-- --------------------------------------------------------</text:p>
            <text:p/>
            <text:p>--</text:p>
            <text:p>-- Table structure for table `tbl_customer_entry`</text:p>
            <text:p>--</text:p>
            <text:p/>
            <text:p>CREATE TABLE IF NOT EXISTS `tbl_customer_entry` (</text:p>
            <text:p><text:s text:c="2"/>`customer_entry_id` int(11) NOT NULL AUTO_INCREMENT,</text:p>
            <text:p><text:s text:c="2"/>`code` varchar(255) COLLATE utf16_bin NOT NULL,</text:p>
            <text:p><text:s text:c="2"/>`first_name` varchar(255) COLLATE utf16_bin NOT NULL,</text:p>
            <text:p><text:s text:c="2"/>`last_name` varchar(255) COLLATE utf16_bin NOT NULL,</text:p>
            <text:p><text:s text:c="2"/>`address1` varchar(255) COLLATE utf16_bin NOT NULL,</text:p>
            <text:p><text:s text:c="2"/>`address2` varchar(255) COLLATE utf16_bin NOT NULL,</text:p>
            <text:p><text:s text:c="2"/>`city` varchar(50) COLLATE utf16_bin NOT NULL,</text:p>
            <text:p><text:s text:c="2"/>`zip` int(10) NOT NULL,</text:p>
            <text:p><text:s text:c="2"/>`phone_home` varchar(50) COLLATE utf16_bin NOT NULL,</text:p>
            <text:p><text:s text:c="2"/>`phone_business` varchar(50) COLLATE utf16_bin NOT NULL,</text:p>
            <text:p><text:s text:c="2"/>`phone_cell` varchar(50) COLLATE utf16_bin NOT NULL,</text:p>
            <text:p><text:s text:c="2"/>`phone_other1` varchar(50) COLLATE utf16_bin NOT NULL,</text:p>
            <text:p><text:s text:c="2"/>`phone_other2` varchar(50) COLLATE utf16_bin NOT NULL,</text:p>
            <text:p><text:s text:c="2"/>`state` varchar(30) COLLATE utf16_bin NOT NULL,</text:p>
            <text:p><text:s text:c="2"/>`country` varchar(20) COLLATE utf16_bin NOT NULL,</text:p>
            <text:p><text:s text:c="2"/>`contact` varchar(50) COLLATE utf16_bin NOT NULL,</text:p>
            <text:p><text:s text:c="2"/>`county` varchar(50) COLLATE utf16_bin NOT NULL,</text:p>
            <text:p><text:s text:c="2"/>`company_name` varchar(50) COLLATE utf16_bin NOT NULL,</text:p>
            <text:p><text:s text:c="2"/>`total_sows` int(11) NOT NULL,</text:p>
            <text:p><text:s text:c="2"/>`total_boars` int(11) NOT NULL,</text:p>
            <text:p><text:s text:c="2"/>`facility` varchar(50) COLLATE utf16_bin NOT NULL,</text:p>
            <text:p><text:s text:c="2"/>`sows` int(11) NOT NULL,</text:p>
            <text:p><text:s text:c="2"/>`boars` int(11) NOT NULL,</text:p>
            <text:p><text:s text:c="2"/>`frequency` varchar(50) COLLATE utf16_bin NOT NULL,</text:p>
            <text:p><text:s text:c="2"/>`system` varchar(40) COLLATE utf16_bin NOT NULL,</text:p>
            <text:p><text:s text:c="2"/>`feeder` varchar(40) COLLATE utf16_bin NOT NULL,</text:p>
            <text:p><text:s text:c="2"/>`finish` varchar(40) COLLATE utf16_bin NOT NULL,</text:p>
            <text:p><text:s text:c="2"/>`rep_glits` varchar(50) COLLATE utf16_bin NOT NULL,</text:p>
            <text:p><text:s text:c="2"/>`notes1` text COLLATE utf16_bin NOT NULL,</text:p>
            <text:p><text:s text:c="2"/>`notes2` text COLLATE utf16_bin NOT NULL,</text:p>
            <text:p><text:s text:c="2"/>`notes3` text COLLATE utf16_bin NOT NULL,</text:p>
            <text:p><text:s text:c="2"/>`notes4` text COLLATE utf16_bin NOT NULL,</text:p>
            <text:p><text:s text:c="2"/>`modified_date` timestamp NOT NULL DEFAULT CURRENT_TIMESTAMP,</text:p>
            <text:p><text:s text:c="2"/>PRIMARY KEY (`customer_entry_id`)</text:p>
            <text:p>) ENGINE=MyISAM DEFAULT CHARSET=utf16 COLLATE=utf16_bin COMMENT='aaa' AUTO_INCREMENT=1 ;</text:p>
            <text:p/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tblCustomerEntry</text:p>
          </table:table-cell>
        </table:table-row>
        <table:table-row table:style-name="ro1">
          <table:table-cell office:value-type="string">
            <text:p>table</text:p>
          </table:table-cell>
          <table:table-cell office:value-type="string">
            <text:p>tbl_customer_ent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6/04/2013</text:date>, <text:time>14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0M30S</meta:editing-duration>
    <meta:editing-cycles>21</meta:editing-cycles>
    <meta:generator>OpenOffice.org/3.4$Win32 OpenOffice.org_project/340m1$Build-9590</meta:generator>
    <dc:date>2013-06-04T14:16:57.29</dc:date>
    <meta:document-statistic meta:table-count="3" meta:cell-count="77" meta:object-count="0"/>
    <meta:user-defined meta:name="Info 1"/>
    <meta:user-defined meta:name="Info 2"/>
    <meta:user-defined meta:name="Info 3"/>
    <meta:user-defined meta:name="Info 4"/>
  </office:meta>
</office:document-meta>
</file>